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aede"/>
    </style:style>
    <style:style style:name="P2" style:family="paragraph" style:parent-style-name="Standard">
      <style:text-properties officeooo:paragraph-rsid="000aaede"/>
    </style:style>
    <style:style style:name="P3" style:family="paragraph" style:parent-style-name="Standard">
      <style:paragraph-properties fo:text-align="justify" style:justify-single-word="false"/>
      <style:text-properties officeooo:rsid="000abeea" officeooo:paragraph-rsid="000abeea"/>
    </style:style>
    <style:style style:name="P4" style:family="paragraph" style:parent-style-name="Standard">
      <style:text-properties officeooo:rsid="000aec03" officeooo:paragraph-rsid="000aec03"/>
    </style:style>
    <style:style style:name="P5" style:family="paragraph" style:parent-style-name="Standard">
      <style:paragraph-properties fo:text-align="justify" style:justify-single-word="false"/>
      <style:text-properties officeooo:rsid="000bac7a" officeooo:paragraph-rsid="000bac7a"/>
    </style:style>
    <style:style style:name="P6" style:family="paragraph" style:parent-style-name="Standard">
      <style:paragraph-properties fo:text-align="justify" style:justify-single-word="false"/>
      <style:text-properties officeooo:rsid="000e3a02" officeooo:paragraph-rsid="000e3a02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aaede" officeooo:paragraph-rsid="000aaede"/>
    </style:style>
    <style:style style:name="P8" style:family="paragraph" style:parent-style-name="Subtitle">
      <style:paragraph-properties fo:text-align="center" style:justify-single-word="false"/>
      <style:text-properties fo:color="#669966" officeooo:paragraph-rsid="000aaede"/>
    </style:style>
    <style:style style:name="P9" style:family="paragraph" style:parent-style-name="Subtitle">
      <style:paragraph-properties fo:text-align="center" style:justify-single-word="false"/>
      <style:text-properties fo:color="#669966" officeooo:rsid="000aec03" officeooo:paragraph-rsid="000aec03"/>
    </style:style>
    <style:style style:name="P10" style:family="paragraph" style:parent-style-name="Title">
      <style:paragraph-properties fo:text-align="center" style:justify-single-word="false" fo:padding-left="0cm" fo:padding-right="0cm" fo:padding-top="0cm" fo:padding-bottom="0.141cm" fo:border-left="none" fo:border-right="none" fo:border-top="none" fo:border-bottom="0.99pt solid #006600" style:shadow="none"/>
      <style:text-properties fo:color="#006600" officeooo:rsid="000aaede" officeooo:paragraph-rsid="000aaede" fo:background-color="transparent"/>
    </style:style>
    <style:style style:name="P11" style:family="paragraph" style:parent-style-name="Title" style:master-page-name="Standard">
      <style:paragraph-properties fo:text-align="center" style:justify-single-word="false" style:page-number="auto" fo:padding="0cm" fo:border="none" style:shadow="none"/>
      <style:text-properties fo:color="#006600" officeooo:rsid="000aaede" officeooo:paragraph-rsid="000aaede" fo:background-color="transparent"/>
    </style:style>
    <style:style style:name="P12" style:family="paragraph" style:parent-style-name="Heading_20_1" style:list-style-name="WWNum1">
      <style:paragraph-properties fo:margin-left="0.501cm" fo:margin-right="0cm" fo:text-indent="-0.635cm" style:auto-text-indent="false"/>
      <style:text-properties fo:color="#006600" officeooo:paragraph-rsid="000aaede"/>
    </style:style>
    <style:style style:name="P13" style:family="paragraph" style:parent-style-name="Heading_20_2">
      <style:text-properties officeooo:paragraph-rsid="000aaede"/>
    </style:style>
    <style:style style:name="P14" style:family="paragraph" style:parent-style-name="Heading_20_2">
      <style:text-properties fo:font-size="13pt" officeooo:rsid="000abeea" officeooo:paragraph-rsid="000abeea" style:font-size-asian="13pt" style:font-size-complex="13pt"/>
    </style:style>
    <style:style style:name="P15" style:family="paragraph" style:parent-style-name="Heading_20_2">
      <style:text-properties fo:color="#669966" fo:language="en" fo:country="GB" officeooo:rsid="000e3a02" officeooo:paragraph-rsid="000e3a02"/>
    </style:style>
    <style:style style:name="P16" style:family="paragraph" style:parent-style-name="Heading_20_2">
      <style:text-properties fo:color="#669966" officeooo:paragraph-rsid="000e3a02"/>
    </style:style>
    <style:style style:name="P17" style:family="paragraph" style:parent-style-name="Heading_20_2">
      <style:text-properties fo:color="#669966" officeooo:paragraph-rsid="000aaede"/>
    </style:style>
    <style:style style:name="P18" style:family="paragraph" style:parent-style-name="Heading_20_2">
      <style:text-properties fo:color="#669966" officeooo:rsid="000bac7a" officeooo:paragraph-rsid="000bac7a"/>
    </style:style>
    <style:style style:name="P19" style:family="paragraph" style:parent-style-name="Heading_20_2">
      <style:text-properties fo:color="#669966" officeooo:rsid="000cc1c8" officeooo:paragraph-rsid="000cc1c8"/>
    </style:style>
    <style:style style:name="P20" style:family="paragraph" style:parent-style-name="Heading_20_2">
      <style:text-properties fo:color="#669966" officeooo:rsid="000e246b" officeooo:paragraph-rsid="000e246b"/>
    </style:style>
    <style:style style:name="P21" style:family="paragraph" style:parent-style-name="Heading_20_2">
      <style:text-properties fo:color="#669966" officeooo:rsid="000aaede" officeooo:paragraph-rsid="000aaede"/>
    </style:style>
    <style:style style:name="P22" style:family="paragraph" style:parent-style-name="Heading_20_2">
      <style:text-properties fo:color="#669966" officeooo:rsid="000abeea" officeooo:paragraph-rsid="000abeea"/>
    </style:style>
    <style:style style:name="T1" style:family="text">
      <style:text-properties officeooo:rsid="000aaede"/>
    </style:style>
    <style:style style:name="T2" style:family="text">
      <style:text-properties style:font-name="Cambria"/>
    </style:style>
    <style:style style:name="T3" style:family="text">
      <style:text-properties style:font-name="Cambria" fo:font-size="12pt" style:font-size-asian="12pt"/>
    </style:style>
    <style:style style:name="T4" style:family="text">
      <style:text-properties style:font-name="Cambria" fo:font-size="12pt" style:font-size-asian="12pt" style:font-size-complex="12pt"/>
    </style:style>
    <style:style style:name="T5" style:family="text">
      <style:text-properties style:font-name="Cambria" fo:font-size="12pt" officeooo:rsid="000aaede" style:font-size-asian="12pt" style:font-size-complex="12pt"/>
    </style:style>
    <style:style style:name="T6" style:family="text">
      <style:text-properties style:font-name="Cambria" fo:font-size="12pt" officeooo:rsid="000ba698" style:font-size-asian="12pt" style:font-size-complex="12pt"/>
    </style:style>
    <style:style style:name="T7" style:family="text">
      <style:text-properties style:font-name="Cambria" fo:font-size="12pt" officeooo:rsid="000bac7a" style:font-size-asian="12pt" style:font-size-complex="12pt"/>
    </style:style>
    <style:style style:name="T8" style:family="text">
      <style:text-properties style:font-name="Cambria" fo:font-size="12pt" fo:font-style="italic" style:font-size-asian="12pt" style:font-style-asian="italic" style:font-size-complex="12pt"/>
    </style:style>
    <style:style style:name="T9" style:family="text">
      <style:text-properties style:font-name="Cambria" fo:font-size="12pt" fo:font-weight="bold" style:font-size-asian="12pt" style:font-weight-asian="bold" style:font-size-complex="12pt"/>
    </style:style>
    <style:style style:name="T10" style:family="text">
      <style:text-properties style:font-name="Cambria" officeooo:rsid="000aaed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e3a02"/>
    </style:style>
    <style:style style:name="T13" style:family="text">
      <style:text-properties fo:color="#000000" style:font-name="Cambria" fo:font-weight="normal" style:font-weight-asian="normal" style:font-weight-complex="normal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0e3a02"/>
    </style:style>
    <style:style style:name="T16" style:family="text">
      <style:text-properties officeooo:rsid="000e3a02"/>
    </style:style>
    <style:style style:name="T17" style:family="text">
      <style:text-properties fo:color="#009900" style:font-name="Cambria"/>
    </style:style>
    <style:style style:name="T18" style:family="text">
      <style:text-properties fo:color="#009900" style:font-name="Cambria" officeooo:rsid="000aaede"/>
    </style:style>
    <style:style style:name="T19" style:family="text">
      <style:text-properties fo:color="#669966" style:font-name="Cambria"/>
    </style:style>
    <style:style style:name="T20" style:family="text">
      <style:text-properties fo:color="#669966" style:font-name="Cambria" officeooo:rsid="000aaede"/>
    </style:style>
    <style:style style:name="T21" style:family="text">
      <style:text-properties fo:color="#66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dstawy Sztucznej Inteligencji</text:p>
      <text:p text:style-name="P10">jMadNumbers</text:p>
      <text:p text:style-name="P8"><text:span text:style-name="T1">Jakub Maleszewski, Łukasz Wacławski, Michał Żołyniak</text:span></text:p>
      <text:p text:style-name="P9">repozytorium: https://github.com/numerant/jMadNumbers</text:p>
      <text:list xml:id="list912430166577358918" text:style-name="WWNum1">
        <text:list-item>
          <text:h text:style-name="P12" text:outline-level="1">Decyzje projektowe</text:h>
        </text:list-item>
      </text:list>
      <text:h text:style-name="P21" text:outline-level="2">Temat projektu</text:h>
      <text:p text:style-name="P7">Celem projektu jest stworzenie sztucznej inteligencji do gry „Szalone liczby”. Jako inspirację wykorzystana zostanie gra „Mad Numbers”, możliwa do znalezienia pod adresem <text:a xlink:type="simple" xlink:href="http://www.kibagames.com/Game/Mad_Numbers"><text:span text:style-name="T21">http://www.kibagames.com/Game/Mad_Numbers</text:span></text:a></text:p>
      <text:h text:style-name="P17" text:outline-level="2"><text:span text:style-name="T1">Ś</text:span>rodowisko programistyczne</text:h>
      <text:p text:style-name="P2"><text:span text:style-name="T4">Projekt został napisany w języku </text:span><text:span text:style-name="T5">Java. Wykorzystano bibliotekę graficzną Swing, stanowiącą nowszą, ulepszoną wersję biblioteki AWT. Wybrane zintegrowane środowisko programistyczne stanowi Eclipse Luna. W celu łatwego zarządzania projektem wykorzystano rozproszony system kontroli wersji Git.</text:span></text:p>
      <text:h text:style-name="P14" text:outline-level="2"><text:span text:style-name="T20">W</text:span><text:span text:style-name="T19">zorzec projektowy</text:span><text:span text:style-name="T2"><text:line-break/></text:span><text:span text:style-name="T13">Istotny element projektu, oprócz wyboru i implementacji stosownych algorytmów <text:s/>odpowiedzialnych za realizację sztucznej inteligencji, stanowi stworzenie aplikacji posiadającej intuicyjny, przyjazny użytkownikowi interfejs graficzny. <text:s/>Zdecydowano się na zastosowanie wzorca MVC (Moel-View-Controller), aby poprawnie zorganizować strukturę programu.</text:span></text:h>
      <text:h text:style-name="P22" text:outline-level="2">Algorytmy</text:h>
      <text:p text:style-name="P3"><text:span text:style-name="T4">TODO opisać wykorzystane algorytmy</text:span></text:p>
      <text:list xml:id="list195701206143233" text:continue-numbering="true" text:style-name="WWNum1">
        <text:list-item>
          <text:h text:style-name="P12" text:outline-level="1">Instrukcja dla użytkownika</text:h>
        </text:list-item>
      </text:list>
      <text:h text:style-name="P20" text:outline-level="2">Pierwsze uruchomienie</text:h>
      <text:p text:style-name="P4"><text:span text:style-name="T4">W celu </text:span><text:span text:style-name="T6">rozpoczęcia korzystania z</text:span><text:span text:style-name="T4"> programu należy pobrać kod źródłowy dostępny w repozytorium. </text:span><text:span text:style-name="T6">Następnym krokiem jest import do środowiska programistycznego Eclipse (File/Import...). Na koniec wystarczy uruchomić aplikację (Run/Run)</text:span></text:p>
      <text:h text:style-name="P19" text:outline-level="2">Interfejs</text:h>
      <text:p text:style-name="P1"><text:span text:style-name="T7">Program obsługiwany jest przy użyciu myszy komputerowej.</text:span></text:p>
      <text:h text:style-name="P18" text:outline-level="2">Zasady gry</text:h>
      <text:p text:style-name="P5"><text:span text:style-name="T4">Celem gry jest zgromadzenie jak największej liczby punktów. </text:span></text:p>
      <text:p text:style-name="P5"><text:span text:style-name="T7"/></text:p>
      <text:list xml:id="list195701206147377" text:continue-numbering="true" text:style-name="WWNum1">
        <text:list-item>
          <text:h text:style-name="P12" text:outline-level="1">Opis struktury programu</text:h>
        </text:list-item>
      </text:list>
      <text:h text:style-name="P17" text:outline-level="2"><text:span text:style-name="T11">1. </text:span><text:span text:style-name="T15">Klasa</text:span></text:h>
      <text:p text:style-name="P6"><text:span text:style-name="T4">Opis klasy</text:span></text:p>
      <text:h text:style-name="P16" text:outline-level="2"><text:soft-page-break/><text:span text:style-name="T12">2</text:span><text:span text:style-name="T11">. </text:span><text:span text:style-name="T15">Klasa</text:span></text:h>
      <text:p text:style-name="P6"><text:span text:style-name="T4">Opis klasy</text:span></text:p>
      <text:h text:style-name="P16" text:outline-level="2"><text:span text:style-name="T12">3</text:span><text:span text:style-name="T11">. </text:span><text:span text:style-name="T15">Klasa</text:span></text:h>
      <text:p text:style-name="P6"><text:span text:style-name="T4">Opis klasy</text:span></text:p>
      <text:h text:style-name="P16" text:outline-level="2"><text:span text:style-name="T12">4</text:span><text:span text:style-name="T11">. </text:span><text:span text:style-name="T15">Klasa</text:span></text:h>
      <text:p text:style-name="P6"><text:span text:style-name="T4">Opis klasy</text:span></text:p>
      <text:list xml:id="list195701206164792" text:continue-numbering="true" text:style-name="WWNum1">
        <text:list-item>
          <text:h text:style-name="P12" text:outline-level="1">Wnioski dotyczące rezultatów</text:h>
        </text:list-item>
      </text:list>
      <text:h text:style-name="P15" text:outline-level="2">Przeprowadzone symulacje</text:h>
      <text:p text:style-name="P6"><text:span text:style-name="T4">Opis eksperymentów</text:span></text:p>
      <text:p text:style-name="P6"/>
      <text:h text:style-name="P15" text:outline-level="2">Rezultaty</text:h>
      <text:p text:style-name="P6"><text:span text:style-name="T4">I co z nich wyni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8.8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9:20:58.649000000</meta:creation-date>
    <dc:date>2014-12-13T19:57:01.170000000</dc:date>
    <meta:editing-duration>PT20M52S</meta:editing-duration>
    <meta:editing-cycles>10</meta:editing-cycles>
    <meta:generator>LibreOffice/4.2.6.3$Windows_x86 LibreOffice_project/3fd416d4c6db7d3204c17ce57a1d70f6e531ee21</meta:generator>
    <meta:document-statistic meta:table-count="0" meta:image-count="0" meta:object-count="0" meta:page-count="2" meta:paragraph-count="33" meta:word-count="204" meta:character-count="1730" meta:non-whitespace-character-count="1560"/>
  </office:meta>
</office:document-meta>
</file>